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ferredDataSourceTransactionalSqlScriptsTests.databas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ferredDataSourceTransactionalSqlScriptsTests.databas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.txMg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txMg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dataSourc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ferredDataSourceTransactionalSqlScriptsTests.assertUsers( JdbcTemplate jdbcTemplate , String ... 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.dataSourc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